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Pardus Test Proces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wo main point in testing.</text:p>
              </text:list-item>
              <text:list-item>
                <text:p>Testcase</text:p>
              </text:list-item>
              <text:list-item>
                <text:p>Taking accurate feedback from Pardus testers.</text:p>
              </text:list-item>
              <text:list-item>
                <text:p>When the testers start to test.</text:p>
              </text:list-item>
              <text:list-item>
                <text:p>Ack Nack Proced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in Points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he system works correctly or not.</text:p>
              </text:list-item>
              <text:list-item>
                <text:p>The system can be well-perceived or not by us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in Points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he system works correctly or not.</text:p>
              </text:list-item>
              <text:list-item>
                <text:p>The system can be well-perceived or not by us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estcase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1"><text:span text:style-name="T1">Set of conditions or variables under which a tester will determine whether an application or software system is working correctly or not.</text:span></text:p>
              </text:list-item>
              <text:list-item>
                <text:p text:style-name="P1"><text:span text:style-name="T1">For each application the testers give appropriate inputs and observe the expected output. If the output is not the expected output the tester will report it. (Feedback from the tester.)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list text:style-name="L2">
              <text:list-header>
                <text:p>Taking Accurate Feedback</text:p>
              </text:list-header>
            </text:list>
          </draw:text-box>
        </draw:frame>
        <draw:frame presentation:style-name="pr4" draw:layer="layout" svg:width="25.199cm" svg:height="13.859cm" svg:x="2.5cm" svg:y="4cm" presentation:class="outline" presentation:user-transformed="true">
          <draw:text-box>
            <text:list text:style-name="L3">
              <text:list-item>
                <text:p text:style-name="P2"><text:span text:style-name="T2">Designing a webpage for testers feedback</text:span></text:p>
                <text:list>
                  <text:list-item>
                    <text:p text:style-name="P2"><text:span text:style-name="T2">xml2html using mako python.</text:span></text:p>
                    <text:p text:style-name="P2"><text:span text:style-name="T2">&lt;note&gt;For all X errors you can look at the following file: /var/log/Xorg.0.log&lt;/note&gt;</text:span></text:p>
                    <text:p text:style-name="P2"><text:span text:style-name="T2"><text:s text:c="2"/></text:span><text:span text:style-name="T2">&lt;testcase&gt;</text:span></text:p>
                    <text:p text:style-name="P2"><text:span text:style-name="T2"><text:s text:c="2"/></text:span><text:span text:style-name="T2">&lt;title&gt;Testing direct rendering&lt;/title&gt;</text:span></text:p>
                    <text:p text:style-name="P2"><text:span text:style-name="T2"><text:s text:c="3"/></text:span><text:span text:style-name="T2">&lt;order&gt;</text:span></text:p>
                    <text:p text:style-name="P2"><text:span text:style-name="T2"><text:s text:c="5"/></text:span><text:span text:style-name="T2">&lt;text&gt;Hit Ctrl+Alt+F1&lt;/text&gt;</text:span></text:p>
                    <text:p text:style-name="P2"><text:span text:style-name="T2"><text:s text:c="6"/></text:span><text:span text:style-name="T2">&lt;observe&gt;Observe that X doesn't crash&lt;/observe&gt;</text:span></text:p>
                    <text:p text:style-name="P2"><text:span text:style-name="T2"><text:s text:c="3"/></text:span><text:span text:style-name="T2">&lt;/order&gt;</text:span></text:p>
                  </text:list-item>
                  <text:list-item>
                    <text:p text:style-name="P2"><text:span text:style-name="T2">Taking feedbacks using check fail procedure.</text:span>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list text:style-name="L2">
              <text:list-header>
                <text:p>When the Testers Start to Test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ll features of an application implemented according to TODOs or UMLs, first tested by its own developper(s).</text:p>
              </text:list-item>
              <text:list-item>
                <text:p>The tester test start from that poi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2">
              <text:list-header>
                <text:p>Ack Nack Procedure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ending mail and then taking the Ack packages by copying it from the mails waste is a heavily-burdened procedure</text:p>
                <text:list>
                  <text:list-item>
                    <text:p>It wastes time.</text:p>
                  </text:list-item>
                  <text:list-item>
                    <text:p>And a wrong Nack package can escape from observesion in copying procedur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list text:style-name="L2">
              <text:list-header>
                <text:p>A Pratical Solutio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3">Creating two file in the main main component tree of devel</text:span></text:p>
                <text:list>
                  <text:list-item>
                    <text:p><text:span text:style-name="T3">ack.txt</text:span></text:p>
                  </text:list-item>
                  <text:list-item>
                    <text:p><text:span text:style-name="T3">nack.txt</text:span></text:p>
                  </text:list-item>
                </text:list>
              </text:list-item>
              <text:list-item>
                <text:p><text:span text:style-name="T3">In ack.txt file there will be 3 part which all the packagers add their packages related parts.</text:span></text:p>
                <text:list>
                  <text:list-header>
                    <text:p><text:span text:style-name="T3">Security</text:span></text:p>
                    <text:p><text:span text:style-name="T3">Urgent </text:span></text:p>
                    <text:p><text:span text:style-name="T3">Normal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2T07:35:05</meta:creation-date>
    <meta:editing-duration>PT01H07M43S</meta:editing-duration>
    <meta:editing-cycles>18</meta:editing-cycles>
    <dc:date>2009-06-22T08:42:42</dc:date>
    <meta:generator>OpenOffice.org/3.1$Linux OpenOffice.org_project/310m11$Build-9399</meta:generator>
    <meta:document-statistic meta:object-count="56"/>
  </office:meta>
</office:document-meta>
</file>